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b53" officeooo:paragraph-rsid="0013ab53"/>
    </style:style>
    <style:style style:name="P2" style:family="paragraph" style:parent-style-name="Standard">
      <style:text-properties officeooo:rsid="0013ab53" officeooo:paragraph-rsid="001491a5"/>
    </style:style>
    <style:style style:name="P3" style:family="paragraph" style:parent-style-name="Standard">
      <style:text-properties officeooo:rsid="0013ab53" officeooo:paragraph-rsid="001a5bd6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13ab53" officeooo:paragraph-rsid="0013ab53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6pt" officeooo:rsid="0013ab53" officeooo:paragraph-rsid="0013ab53" style:font-size-asian="16pt" style:font-size-complex="16pt"/>
    </style:style>
    <style:style style:name="P6" style:family="paragraph" style:parent-style-name="Standard">
      <style:text-properties style:text-underline-style="none" officeooo:rsid="00301125" officeooo:paragraph-rsid="0013ab53"/>
    </style:style>
    <style:style style:name="P7" style:family="paragraph" style:parent-style-name="Standard">
      <style:text-properties style:text-underline-style="none" officeooo:rsid="001451f7" officeooo:paragraph-rsid="001a5bd6"/>
    </style:style>
    <style:style style:name="P8" style:family="paragraph" style:parent-style-name="Standard">
      <style:text-properties officeooo:rsid="001451f7" officeooo:paragraph-rsid="0013f4a4"/>
    </style:style>
    <style:style style:name="P9" style:family="paragraph" style:parent-style-name="Standard">
      <style:text-properties officeooo:rsid="001451f7" officeooo:paragraph-rsid="00167f7f"/>
    </style:style>
    <style:style style:name="P10" style:family="paragraph" style:parent-style-name="Standard">
      <style:text-properties style:text-underline-style="solid" style:text-underline-width="auto" style:text-underline-color="font-color" officeooo:rsid="001451f7" officeooo:paragraph-rsid="0013f4a4"/>
    </style:style>
    <style:style style:name="P11" style:family="paragraph" style:parent-style-name="Standard">
      <style:text-properties style:text-underline-style="solid" style:text-underline-width="auto" style:text-underline-color="font-color" officeooo:rsid="001451f7" officeooo:paragraph-rsid="0019f994"/>
    </style:style>
    <style:style style:name="P12" style:family="paragraph" style:parent-style-name="Standard">
      <style:text-properties style:text-underline-style="solid" style:text-underline-width="auto" style:text-underline-color="font-color" officeooo:rsid="001451f7" officeooo:paragraph-rsid="001a5bd6"/>
    </style:style>
    <style:style style:name="P13" style:family="paragraph" style:parent-style-name="Standard">
      <style:text-properties officeooo:paragraph-rsid="0013f4a4"/>
    </style:style>
    <style:style style:name="P14" style:family="paragraph" style:parent-style-name="Standard">
      <style:text-properties officeooo:paragraph-rsid="00167f7f"/>
    </style:style>
    <style:style style:name="P15" style:family="paragraph" style:parent-style-name="Standard">
      <style:text-properties style:text-underline-style="none" officeooo:rsid="001f2f5f" officeooo:paragraph-rsid="0013f4a4"/>
    </style:style>
    <style:style style:name="P16" style:family="paragraph" style:parent-style-name="Standard">
      <style:text-properties style:text-underline-style="none" officeooo:rsid="0013f4a4" officeooo:paragraph-rsid="001491a5"/>
    </style:style>
    <style:style style:name="P17" style:family="paragraph" style:parent-style-name="Standard">
      <style:text-properties style:text-underline-style="none" officeooo:rsid="0019f994" officeooo:paragraph-rsid="0019f994"/>
    </style:style>
    <style:style style:name="P18" style:family="paragraph" style:parent-style-name="Standard">
      <style:text-properties officeooo:rsid="0019b729" officeooo:paragraph-rsid="0017f215"/>
    </style:style>
    <style:style style:name="P19" style:family="paragraph" style:parent-style-name="Standard">
      <style:text-properties officeooo:rsid="001c413e" officeooo:paragraph-rsid="001c413e"/>
    </style:style>
    <style:style style:name="P20" style:family="paragraph" style:parent-style-name="Standard">
      <style:text-properties officeooo:rsid="001dcfd1" officeooo:paragraph-rsid="001dcfd1"/>
    </style:style>
    <style:style style:name="P21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360d1"/>
    </style:style>
    <style:style style:name="T3" style:family="text">
      <style:text-properties style:text-underline-style="none" officeooo:rsid="001f2f5f"/>
    </style:style>
    <style:style style:name="T4" style:family="text">
      <style:text-properties style:text-underline-style="none" officeooo:rsid="0013f4a4"/>
    </style:style>
    <style:style style:name="T5" style:family="text">
      <style:text-properties style:text-underline-style="none" officeooo:rsid="001491a5"/>
    </style:style>
    <style:style style:name="T6" style:family="text">
      <style:text-properties style:text-underline-style="none" officeooo:rsid="0019f994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3f4a4"/>
    </style:style>
    <style:style style:name="T9" style:family="text">
      <style:text-properties officeooo:rsid="0016855f"/>
    </style:style>
    <style:style style:name="T10" style:family="text">
      <style:text-properties officeooo:rsid="001f7fb1"/>
    </style:style>
    <style:style style:name="T11" style:family="text">
      <style:text-properties officeooo:rsid="001f2f5f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f2f5f"/>
    </style:style>
    <style:style style:name="T14" style:family="text">
      <style:text-properties fo:language="en" fo:country="US" officeooo:rsid="0013f4a4"/>
    </style:style>
    <style:style style:name="T15" style:family="text">
      <style:text-properties fo:language="en" fo:country="US" officeooo:rsid="0021185c"/>
    </style:style>
    <style:style style:name="T16" style:family="text">
      <style:text-properties fo:language="en" fo:country="US" officeooo:rsid="001f7fb1"/>
    </style:style>
    <style:style style:name="T17" style:family="text">
      <style:text-properties officeooo:rsid="0013f4a4"/>
    </style:style>
    <style:style style:name="T18" style:family="text">
      <style:text-properties officeooo:rsid="001451f7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a5bd6" style:font-size-asian="14pt" style:font-weight-asian="bold" style:font-size-complex="14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20a44"/>
    </style:style>
    <style:style style:name="T23" style:family="text">
      <style:text-properties officeooo:rsid="00167f7f"/>
    </style:style>
    <style:style style:name="T24" style:family="text">
      <style:text-properties officeooo:rsid="00168210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168210" style:font-size-asian="12pt" style:font-size-complex="12pt"/>
    </style:style>
    <style:style style:name="T27" style:family="text">
      <style:text-properties fo:font-size="12pt" officeooo:rsid="001491a5" style:font-size-asian="12pt" style:font-size-complex="12pt"/>
    </style:style>
    <style:style style:name="T28" style:family="text">
      <style:text-properties fo:font-size="12pt" officeooo:rsid="0017f215" style:font-size-asian="12pt" style:font-size-complex="12pt"/>
    </style:style>
    <style:style style:name="T29" style:family="text">
      <style:text-properties officeooo:rsid="0017f215"/>
    </style:style>
    <style:style style:name="T30" style:family="text">
      <style:text-properties officeooo:rsid="0019b729"/>
    </style:style>
    <style:style style:name="T31" style:family="text">
      <style:text-properties officeooo:rsid="001a5bd6"/>
    </style:style>
    <style:style style:name="gr1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235cm" fo:min-width="2.0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879cm" fo:min-width="3.6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essage Queues – Spécification</text:p>
      <text:p text:style-name="P1"/>
      <text:p text:style-name="P6">Les méthodes sont abstract. Pour utiliser les méthodes des classes abstraites, utiliser une sous classe concrète de celles ci.</text:p>
      <text:p text:style-name="P6"/>
      <text:p text:style-name="P5"><text:span text:style-name="T21">Class</text:span> <text:span text:style-name="T21">QueueBroker </text:span>: <text:span text:style-name="T25">Permet de créer des MessageQueue </text:span><text:span text:style-name="T26">utilisable</text:span><text:span text:style-name="T25">. </text:span><text:span text:style-name="T26">connect et accept peuvent s’effectuer indépendamment de l’ordre dans lequel ils sont appelés.</text:span></text:p>
      <text:p text:style-name="P5"/>
      <text:p text:style-name="P1"><text:span text:style-name="T19">QueueBroker </text:span>: <text:s/>Constructeur de la classe, permet de créer une instance de QueueBroker.</text:p>
      <text:p text:style-name="P1"><text:span text:style-name="T7">Paramètres </text:span>:</text:p>
      <text:p text:style-name="P1"><text:tab/>- name (String) : le nom du QueueBroker</text:p>
      <text:p text:style-name="P1"><text:span text:style-name="T7">Return </text:span>: QueueBroker</text:p>
      <text:p text:style-name="P1"/>
      <text:p text:style-name="P1"><text:span text:style-name="T19">accept </text:span>: <text:span text:style-name="T2">Le </text:span><text:span text:style-name="T1">QueueBroker</text:span><text:span text:style-name="T2"> se met en attente d’une connexion sur le port précisé. </text:span><text:span text:style-name="T5">Méthode bloquante tant que le rendez-vous n’est pas accepté. Le messageQueue est alors crée.</text:span></text:p>
      <text:p text:style-name="P8"><text:span text:style-name="T7">Parameters</text:span>:</text:p>
      <text:p text:style-name="P13"><text:span text:style-name="T9"><text:tab/></text:span>port <text:span text:style-name="T10">(int) </text:span>– <text:span text:style-name="T17">le</text:span><text:span text:style-name="T11"> port </text:span><text:span text:style-name="T14">sur lequel le QueueBroker se met en attente de connexion</text:span></text:p>
      <text:p text:style-name="P10">Returns :</text:p>
      <text:p text:style-name="P8"><text:span text:style-name="T2"><text:tab/></text:span><text:span text:style-name="T4">le</text:span><text:span text:style-name="T3"> </text:span><text:span text:style-name="T4">MessageQueue</text:span><text:span text:style-name="T3"> </text:span></text:p>
      <text:p text:style-name="P15"/>
      <text:p text:style-name="P2"><text:span text:style-name="T19">connect </text:span>: <text:span text:style-name="T2">Connexion à un autre </text:span><text:span text:style-name="T1">MessageQueue</text:span><text:span text:style-name="T2"> dont le nom est donné sur le même port précisé. </text:span><text:span text:style-name="T5">Méthode bloquante tant que le rendez-vous n’est pas accepté. Le messageQueue est alors crée.</text:span></text:p>
      <text:p text:style-name="P8"><text:span text:style-name="T8">P</text:span><text:span text:style-name="T7">arameters</text:span>:</text:p>
      <text:p text:style-name="P8"><text:tab/>port <text:span text:style-name="T10">(int) </text:span>– <text:span text:style-name="T17">l</text:span><text:span text:style-name="T14">e</text:span><text:span text:style-name="T13"> port </text:span><text:span text:style-name="T14">sur lequel le QueueBroker veut se connecter</text:span></text:p>
      <text:p text:style-name="P8"><text:span text:style-name="T12"><text:tab/></text:span><text:span text:style-name="T15">n</text:span><text:span text:style-name="T16">ame (string) – </text:span><text:span text:style-name="T14">le nom du QueueBroker auquel se connecter</text:span><text:span text:style-name="T9"> </text:span></text:p>
      <text:p text:style-name="P10">Returns :</text:p>
      <text:p text:style-name="P8"><text:span text:style-name="T1"><text:tab/></text:span><text:span text:style-name="T4">le MessageQueue</text:span></text:p>
      <text:p text:style-name="P16"/>
      <text:p text:style-name="P5"><text:span text:style-name="T21">Class</text:span> <text:span text:style-name="T21">MessageQueue </text:span>: <text:span text:style-name="T27">Permet d’échanger des messages donc </text:span><text:span text:style-name="T28">échange de </text:span><text:span text:style-name="T27">flux de paquets.</text:span></text:p>
      <text:p text:style-name="P5"/>
      <text:p text:style-name="P1"><text:span text:style-name="T19">send </text:span>: <text:span text:style-name="T24">Envoie l</text:span><text:span text:style-name="T29">a partie de bytes entre offset et offset+length</text:span><text:span text:style-name="T24">. </text:span><text:span text:style-name="T30">B</text:span><text:span text:style-name="T29">loquant en attendant que tous les bytes soient envoyés.</text:span></text:p>
      <text:p text:style-name="P9"><text:span text:style-name="T7">Parameters</text:span>:</text:p>
      <text:p text:style-name="P14"><text:span text:style-name="T18"><text:s text:c="4"/></text:span>bytes <text:span text:style-name="T22">(b</text:span>yte[]<text:span text:style-name="T22">)</text:span> <text:span text:style-name="T18">- </text:span><text:span text:style-name="T23">buffer contenant l</text:span><text:span text:style-name="T24">es octets</text:span><text:span text:style-name="T23"> à écrire</text:span></text:p>
      <text:p text:style-name="P9"><text:s text:c="4"/>off<text:span text:style-name="T11">set</text:span> <text:span text:style-name="T22">(int) –</text:span> <text:span text:style-name="T24">l’offset de debut</text:span></text:p>
      <text:p text:style-name="P9"><text:s text:c="4"/>len<text:span text:style-name="T11">gth</text:span> <text:span text:style-name="T22">(int) -</text:span> <text:span text:style-name="T23">le nombre d’octets à écrire</text:span></text:p>
      <text:p text:style-name="P9"/>
      <text:p text:style-name="P1"><text:span text:style-name="T19">receive </text:span>: <text:span text:style-name="T30">Renvoie le tableau d’octets correspondant au message</text:span><text:span text:style-name="T29"> que l’autre à envoyé. Bloquant tant que tout n’est pas lu.</text:span></text:p>
      <text:p text:style-name="P11">Returns :<text:span text:style-name="T1"> </text:span><text:span text:style-name="T6">Le tableau d’octets contenant le message.</text:span></text:p>
      <text:p text:style-name="P17"/>
      <text:p text:style-name="P1"><text:span text:style-name="T20">c</text:span><text:span text:style-name="T19">lose </text:span>: <text:span text:style-name="T31">Ferme la connexion entre deux MessageQueue donc déconnecte les deux MessageQueue impliqué dans la connexion.</text:span></text:p>
      <text:p text:style-name="P1"/>
      <text:p text:style-name="P3"><text:span text:style-name="T19">closed </text:span>: <text:span text:style-name="T31">Permet de savoir si le MessageQueue est déconnecté. Si c’est le cas return true.</text:span></text:p>
      <text:p text:style-name="P12">Returns :</text:p>
      <text:p text:style-name="P7"><text:tab/><text:span text:style-name="T31">Un</text:span><text:span text:style-name="T22"> boolean </text:span><text:span text:style-name="T31">indiquant si le MessageQueue est déconnecté.</text:span></text:p>
      <text:p text:style-name="P1"/>
      <text:p text:style-name="P18"/>
      <text:p text:style-name="P19"><text:soft-page-break/>Synchronisation des Threads : messageQueue est partagé entre plusieurs threads il faut donc une synchronisation. En effet, chaque paquet a un sens indépendamment des autres paquets. Il n’est pas nécessaire de savoir d’où les paquets viennent. Ils se comportent comme une suite de messages cohérent.</text:p>
      <text:p text:style-name="P19">Ils faut synchroniser les méthodes send et receive.</text:p>
      <text:p text:style-name="P19"/>
      <text:p text:style-name="P20"><draw:custom-shape text:anchor-type="paragraph" draw:z-index="0" draw:name="Forme 1" draw:style-name="gr4" draw:text-style-name="P21" svg:width="3.678cm" svg:height="1.879cm" svg:x="-1.304cm" svg:y="2.662cm"><text:p text:style-name="P21">QueueBrokerA</text:p><draw:enhanced-geometry svg:viewBox="0 0 21600 21600" draw:type="rectangle" draw:enhanced-path="M 0 0 L 21600 0 21600 21600 0 21600 0 0 Z N"/></draw:custom-shape><draw:custom-shape text:anchor-type="paragraph" draw:z-index="1" draw:name="Forme 2" draw:style-name="gr4" draw:text-style-name="P21" svg:width="3.678cm" svg:height="1.879cm" svg:x="3.062cm" svg:y="2.635cm"><text:p text:style-name="P21">BrokerA</text:p><draw:enhanced-geometry svg:viewBox="0 0 21600 21600" draw:type="rectangle" draw:enhanced-path="M 0 0 L 21600 0 21600 21600 0 21600 0 0 Z N"/></draw:custom-shape><draw:custom-shape text:anchor-type="paragraph" draw:z-index="2" draw:name="Forme 3" draw:style-name="gr4" draw:text-style-name="P21" svg:width="3.678cm" svg:height="1.879cm" svg:x="-1.356cm" svg:y="6.207cm"><text:p text:style-name="P21">TaskA</text:p><draw:enhanced-geometry svg:viewBox="0 0 21600 21600" draw:type="rectangle" draw:enhanced-path="M 0 0 L 21600 0 21600 21600 0 21600 0 0 Z N"/></draw:custom-shape><draw:custom-shape text:anchor-type="paragraph" draw:z-index="3" draw:name="Forme 4" draw:style-name="gr4" draw:text-style-name="P21" svg:width="3.678cm" svg:height="1.879cm" svg:x="-1.383cm" svg:y="9.594cm"><text:p text:style-name="P21">MessageQueueA</text:p><draw:enhanced-geometry svg:viewBox="0 0 21600 21600" draw:type="rectangle" draw:enhanced-path="M 0 0 L 21600 0 21600 21600 0 21600 0 0 Z N"/></draw:custom-shape><draw:custom-shape text:anchor-type="paragraph" draw:z-index="4" draw:name="Forme 5" draw:style-name="gr4" draw:text-style-name="P21" svg:width="3.678cm" svg:height="1.879cm" svg:x="14.81cm" svg:y="2.873cm"><text:p text:style-name="P21">QueueBrokerB</text:p><draw:enhanced-geometry svg:viewBox="0 0 21600 21600" draw:type="rectangle" draw:enhanced-path="M 0 0 L 21600 0 21600 21600 0 21600 0 0 Z N"/></draw:custom-shape><draw:custom-shape text:anchor-type="paragraph" draw:z-index="5" draw:name="Forme 6" draw:style-name="gr4" draw:text-style-name="P21" svg:width="3.678cm" svg:height="1.879cm" svg:x="10.338cm" svg:y="2.873cm"><text:p text:style-name="P21">BrokerB</text:p><draw:enhanced-geometry svg:viewBox="0 0 21600 21600" draw:type="rectangle" draw:enhanced-path="M 0 0 L 21600 0 21600 21600 0 21600 0 0 Z N"/></draw:custom-shape><draw:custom-shape text:anchor-type="paragraph" draw:z-index="6" draw:name="Forme 7" draw:style-name="gr4" draw:text-style-name="P21" svg:width="3.678cm" svg:height="1.879cm" svg:x="14.598cm" svg:y="9.7cm"><text:p text:style-name="P21">MessageQueueB</text:p><draw:enhanced-geometry svg:viewBox="0 0 21600 21600" draw:type="rectangle" draw:enhanced-path="M 0 0 L 21600 0 21600 21600 0 21600 0 0 Z N"/></draw:custom-shape><draw:custom-shape text:anchor-type="paragraph" draw:z-index="7" draw:name="Forme 8" draw:style-name="gr4" draw:text-style-name="P21" svg:width="3.678cm" svg:height="1.879cm" svg:x="14.836cm" svg:y="6.207cm"><text:p text:style-name="P21">TaskB</text:p><draw:enhanced-geometry svg:viewBox="0 0 21600 21600" draw:type="rectangle" draw:enhanced-path="M 0 0 L 21600 0 21600 21600 0 21600 0 0 Z N"/></draw:custom-shape><draw:custom-shape text:anchor-type="paragraph" draw:z-index="8" draw:name="Forme 9" draw:style-name="gr3" svg:width="2.832cm" svg:height="1.747cm" svg:x="3.803cm" svg:y="9.911cm"><text:p>Channel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 10" draw:style-name="gr3" svg:width="2.832cm" svg:height="1.747cm" svg:x="10.1cm" svg:y="9.964cm"><text:p>Channel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Ligne horizontale 1" draw:style-name="gr2" draw:text-style-name="P21" svg:x1="2.374cm" svg:y1="3.535cm" svg:x2="3.062cm" svg:y2="3.535cm"><text:p/></draw:line><draw:line text:anchor-type="paragraph" draw:z-index="11" draw:name="Ligne verticale 1" draw:style-name="gr2" draw:text-style-name="P21" svg:x1="0.39cm" svg:y1="4.54cm" svg:x2="0.39cm" svg:y2="6.207cm"><text:p/></draw:line><draw:line text:anchor-type="paragraph" draw:z-index="12" draw:name="Ligne verticale 2" draw:style-name="gr2" draw:text-style-name="P21" svg:x1="0.469cm" svg:y1="8.086cm" svg:x2="0.469cm" svg:y2="9.594cm"><text:p/></draw:line><draw:line text:anchor-type="paragraph" draw:z-index="13" draw:name="Ligne horizontale 2" draw:style-name="gr2" draw:text-style-name="P21" svg:x1="2.295cm" svg:y1="10.679cm" svg:x2="3.803cm" svg:y2="10.679cm"><text:p/></draw:line><draw:line text:anchor-type="paragraph" draw:z-index="14" draw:name="Ligne horizontale 3" draw:style-name="gr2" draw:text-style-name="P21" svg:x1="12.931cm" svg:y1="10.732cm" svg:x2="14.598cm" svg:y2="10.732cm"><text:p/></draw:line><draw:line text:anchor-type="paragraph" draw:z-index="15" draw:name="Ligne verticale 3" draw:style-name="gr2" draw:text-style-name="P21" svg:x1="16.609cm" svg:y1="8.086cm" svg:x2="16.609cm" svg:y2="9.7cm"><text:p/></draw:line><draw:line text:anchor-type="paragraph" draw:z-index="16" draw:name="Ligne 1" draw:style-name="gr2" draw:text-style-name="P21" svg:x1="16.582cm" svg:y1="4.752cm" svg:x2="16.608cm" svg:y2="6.207cm"><text:p/></draw:line><draw:line text:anchor-type="paragraph" draw:z-index="17" draw:name="Ligne 2" draw:style-name="gr2" draw:text-style-name="P21" svg:x1="14.016cm" svg:y1="3.773cm" svg:x2="14.81cm" svg:y2="3.799cm"><text:p/></draw:line><draw:line text:anchor-type="paragraph" draw:z-index="18" draw:name="Ligne horizontale 4" draw:style-name="gr1" draw:text-style-name="P21" svg:x1="6.634cm" svg:y1="10.784cm" svg:x2="10.1cm" svg:y2="10.784cm"><text:p/></draw:line>Task crée un QueueBroker qui crée un Broker qui crée un Channel. Le QueueBroker crée un MessageQueue et lui passe le Channel créé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0:35:48.401430553</meta:creation-date>
    <dc:date>2022-10-04T22:41:18.675214936</dc:date>
    <meta:editing-duration>PT24M28S</meta:editing-duration>
    <meta:editing-cycles>4</meta:editing-cycles>
    <meta:generator>LibreOffice/7.3.2.2$Linux_X86_64 LibreOffice_project/30$Build-2</meta:generator>
    <meta:document-statistic meta:table-count="0" meta:image-count="0" meta:object-count="0" meta:page-count="2" meta:paragraph-count="33" meta:word-count="376" meta:character-count="2378" meta:non-whitespace-character-count="2007"/>
  </office:meta>
</office:document-meta>
</file>